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363f" officeooo:paragraph-rsid="001d363f"/>
    </style:style>
    <style:style style:name="P2" style:family="paragraph" style:parent-style-name="Standard">
      <style:text-properties officeooo:rsid="001e2e64" officeooo:paragraph-rsid="001e2e64"/>
    </style:style>
    <style:style style:name="P3" style:family="paragraph" style:parent-style-name="Standard">
      <style:text-properties officeooo:rsid="001e774d" officeooo:paragraph-rsid="001e774d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d363f" officeooo:paragraph-rsid="001d363f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e2e64" officeooo:paragraph-rsid="001e2e64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e774d" officeooo:paragraph-rsid="001e774d"/>
    </style:style>
    <style:style style:name="T1" style:family="text">
      <style:text-properties officeooo:rsid="001e2e64"/>
    </style:style>
    <style:style style:name="T2" style:family="text">
      <style:text-properties fo:font-style="italic" officeooo:rsid="001e2e64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e2e64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ow to install and configure the postgressql in ubuntu</text:p>
      <text:p text:style-name="P1"/>
      <text:p text:style-name="P1"/>
      <text:p text:style-name="P1">step-1:</text:p>
      <text:p text:style-name="P1">“sudo apt-get update”</text:p>
      <text:p text:style-name="P1"/>
      <text:p text:style-name="P1">after updating your package of the system now follow my instructions.</text:p>
      <text:p text:style-name="P1"/>
      <text:p text:style-name="P1">Step-2:</text:p>
      <text:p text:style-name="P1">“sudo apt-get insall postgresql” - to install the postgresql</text:p>
      <text:p text:style-name="P1">“sudo apt-get install postgresql-contrib” - so it is going to install the additional features or package of the postgresql.</text:p>
      <text:p text:style-name="P1"/>
      <text:p text:style-name="P1">In one line you can write both the command-</text:p>
      <text:p text:style-name="P1"/>
      <text:p text:style-name="P1">like “sudo apt-get install postgresql postgresql-contrib”</text:p>
      <text:p text:style-name="P1"/>
      <text:p text:style-name="P4">to check the configruation file of install postgresql in your system</text:p>
      <text:p text:style-name="P1"><text:s/>just run this command</text:p>
      <text:p text:style-name="P1"/>
      <text:p text:style-name="P1">“<text:span text:style-name="T1">ls </text:span><text:span text:style-name="T2">etc</text:span><text:span text:style-name="T4">/postgresql/9.5/main/ <text:s/>and then press enter</text:span></text:p>
      <text:p text:style-name="P1"><text:span text:style-name="T4"/></text:p>
      <text:p text:style-name="P5"><text:span text:style-name="T3">to check post gressql is running or not </text:span></text:p>
      <text:p text:style-name="P2"><text:span text:style-name="T3"/></text:p>
      <text:p text:style-name="P2"><text:span text:style-name="T3">“service postgresql” <text:s/>- run this command you will see some option below.</text:span></text:p>
      <text:p text:style-name="P2"><text:span text:style-name="T3"/></text:p>
      <text:p text:style-name="P2"><text:span text:style-name="T3">To know the status :</text:span></text:p>
      <text:p text:style-name="P2"><text:span text:style-name="T3"/></text:p>
      <text:p text:style-name="P2"><text:span text:style-name="T3">run this command: “service postgresql status”</text:span></text:p>
      <text:p text:style-name="P2"><text:span text:style-name="T3"/></text:p>
      <text:p text:style-name="P2"><text:span text:style-name="T3">the default user of the postgresql is “postgres”</text:span></text:p>
      <text:p text:style-name="P2"><text:span text:style-name="T3">to use this run the command </text:span></text:p>
      <text:p text:style-name="P2"><text:span text:style-name="T3">“sudo su postgres” and then press enter.</text:span></text:p>
      <text:p text:style-name="P2"><text:span text:style-name="T3"/></text:p>
      <text:p text:style-name="P2"><text:span text:style-name="T3">So now you need to go the psql command line to do some database query</text:span></text:p>
      <text:p text:style-name="P2"><text:span text:style-name="T3">for that you need to run the command-</text:span></text:p>
      <text:p text:style-name="P2"><text:span text:style-name="T3">“psql”</text:span></text:p>
      <text:p text:style-name="P2"><text:span text:style-name="T3">must be rember this command should be run after the default user command.</text:span></text:p>
      <text:p text:style-name="P2"><text:span text:style-name="T3"/></text:p>
      <text:p text:style-name="P2"><text:span text:style-name="T3"/></text:p>
      <text:p text:style-name="P2"><text:span text:style-name="T3">The you will see the some database shell options below-</text:span></text:p>
      <text:p text:style-name="P2"><text:span text:style-name="T3">like <text:s/>postgres=#</text:span></text:p>
      <text:p text:style-name="P2"><text:span text:style-name="T3"/></text:p>
      <text:p text:style-name="P5"><text:span text:style-name="T3">now let see what are the database presents <text:s/>in the postgresql datbase by default</text:span></text:p>
      <text:p text:style-name="P2"><text:span text:style-name="T3"/></text:p>
      <text:p text:style-name="P2"><text:span text:style-name="T3">just type “\l”</text:span></text:p>
      <text:p text:style-name="P2"><text:span text:style-name="T3">you will see all the databse name which in present in the postgresql(DEFAULT)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6"><text:span text:style-name="T3">to connet the gui interface PGADMIN to the postgresql</text:span></text:p>
      <text:p text:style-name="P3"><text:span text:style-name="T3"/></text:p>
      <text:p text:style-name="P3"><text:span text:style-name="T3"/></text:p>
      <text:p text:style-name="P3"><text:span text:style-name="T3">open the ubuntu software <text:s/>center</text:span></text:p>
      <text:p text:style-name="P3"><text:span text:style-name="T3"/></text:p>
      <text:p text:style-name="P3"><text:span text:style-name="T3">and search for the pgadmin there and install and configure it </text:span></text:p>
      <text:p text:style-name="P3"><text:soft-page-break/><text:span text:style-name="T3"/></text:p>
      <text:p text:style-name="P3"><text:span text:style-name="T3">to configure follow my below instructions.</text:span></text:p>
      <text:p text:style-name="P3"><text:span text:style-name="T3"/></text:p>
      <text:p text:style-name="P3"><text:span text:style-name="T3">First thing is here you have to connect your datase for that in left side in corner click on wire plug options.</text:span></text:p>
      <text:p text:style-name="P3"><text:span text:style-name="T3"/></text:p>
      <text:p text:style-name="P3"><text:span text:style-name="T3">And fill the required filled like -</text:span></text:p>
      <text:p text:style-name="P3"><text:span text:style-name="T3"/></text:p>
      <text:p text:style-name="P3"><text:span text:style-name="T3">name:localhost</text:span></text:p>
      <text:p text:style-name="P3"><text:span text:style-name="T3">hostname: by default it is localhost so you can put here “127.0.0.1”</text:span></text:p>
      <text:p text:style-name="P3"><text:span text:style-name="T3">port:5432</text:span></text:p>
      <text:p text:style-name="P3"><text:span text:style-name="T3"/></text:p>
      <text:p text:style-name="P3"><text:span text:style-name="T3"/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10:06:50.019097800</meta:creation-date>
    <dc:date>2018-07-24T10:51:48.485731831</dc:date>
    <meta:editing-duration>PT13M14S</meta:editing-duration>
    <meta:editing-cycles>1</meta:editing-cycles>
    <meta:document-statistic meta:table-count="0" meta:image-count="0" meta:object-count="0" meta:page-count="2" meta:paragraph-count="37" meta:word-count="294" meta:character-count="1727" meta:non-whitespace-character-count="1461"/>
    <meta:generator>LibreOffice/6.0.3.2$Linux_X86_64 LibreOffice_project/00m0$Build-2</meta:generator>
  </office:meta>
</office:document-meta>
</file>